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Heading_20_1" style:master-page-name="Standard">
      <style:paragraph-properties fo:line-height="150%" fo:text-align="justify" style:justify-single-word="false" style:page-number="auto"/>
    </style:style>
    <style:style style:name="P3" style:family="paragraph" style:parent-style-name="Heading_20_2">
      <style:paragraph-properties fo:line-height="150%" fo:text-align="justify" style:justify-single-word="false"/>
    </style:style>
    <style:style style:name="P4" style:family="paragraph" style:parent-style-name="List_20_Paragraph">
      <style:paragraph-properties fo:line-height="150%" fo:text-align="justify" style:justify-single-word="false"/>
    </style:style>
    <style:style style:name="P5" style:family="paragraph" style:parent-style-name="List_20_Paragraph" style:list-style-name="WWNum1">
      <style:paragraph-properties fo:line-height="150%" fo:text-align="justify" style:justify-single-word="false"/>
    </style:style>
    <style:style style:name="P6" style:family="paragraph" style:parent-style-name="List_20_Paragraph">
      <style:paragraph-properties fo:line-height="150%" fo:text-align="justify" style:justify-single-word="false"/>
      <style:text-properties officeooo:rsid="00063381" officeooo:paragraph-rsid="00063381"/>
    </style:style>
    <style:style style:name="P7" style:family="paragraph" style:parent-style-name="List_20_Paragraph">
      <style:paragraph-properties fo:line-height="150%" fo:text-align="justify" style:justify-single-word="false"/>
      <style:text-properties officeooo:rsid="000719a1" officeooo:paragraph-rsid="000719a1"/>
    </style:style>
    <style:style style:name="P8" style:family="paragraph" style:parent-style-name="List_20_Paragraph">
      <style:paragraph-properties fo:line-height="150%" fo:text-align="justify" style:justify-single-word="false"/>
      <style:text-properties officeooo:rsid="00088f30" officeooo:paragraph-rsid="00088f30"/>
    </style:style>
    <style:style style:name="P9" style:family="paragraph" style:parent-style-name="List_20_Paragraph">
      <style:paragraph-properties fo:line-height="150%" fo:text-align="justify" style:justify-single-word="false"/>
      <style:text-properties officeooo:rsid="00099454" officeooo:paragraph-rsid="00099454"/>
    </style:style>
    <style:style style:name="P10" style:family="paragraph" style:parent-style-name="List_20_Paragraph">
      <style:paragraph-properties fo:line-height="150%" fo:text-align="justify" style:justify-single-word="false"/>
      <style:text-properties officeooo:rsid="0009a77a" officeooo:paragraph-rsid="0009a77a"/>
    </style:style>
    <style:style style:name="P11" style:family="paragraph" style:parent-style-name="List_20_Paragraph">
      <style:paragraph-properties fo:line-height="150%" fo:text-align="justify" style:justify-single-word="false"/>
      <style:text-properties officeooo:rsid="0009a77a" officeooo:paragraph-rsid="000acfdc"/>
    </style:style>
    <style:style style:name="P12" style:family="paragraph" style:parent-style-name="List_20_Paragraph">
      <style:paragraph-properties fo:line-height="150%" fo:text-align="justify" style:justify-single-word="false"/>
      <style:text-properties officeooo:rsid="000acfdc" officeooo:paragraph-rsid="000acfdc"/>
    </style:style>
    <style:style style:name="P13" style:family="paragraph" style:parent-style-name="List_20_Paragraph">
      <style:paragraph-properties fo:margin-left="0cm" fo:margin-right="0cm" fo:line-height="150%" fo:text-align="justify" style:justify-single-word="false" fo:text-indent="0cm" style:auto-text-indent="false"/>
      <style:text-properties officeooo:rsid="000719a1" officeooo:paragraph-rsid="000719a1"/>
    </style:style>
    <style:style style:name="T1" style:family="text">
      <style:text-properties fo:font-style="italic" style:font-style-asian="italic"/>
    </style:style>
    <style:style style:name="T2" style:family="text">
      <style:text-properties officeooo:rsid="000719a1"/>
    </style:style>
    <style:style style:name="T3" style:family="text">
      <style:text-properties officeooo:rsid="00099454"/>
    </style:style>
    <style:style style:name="T4" style:family="text">
      <style:text-properties officeooo:rsid="000acf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start text:name="_GoBack"/>M1 Computer Science – Session 3: Law and Technology </text:h>
      <text:p text:style-name="P1"/>
      <text:h text:style-name="P3" text:outline-level="2">PART 1 Technical issues – <text:a xlink:type="simple" xlink:href="http://www.newscientist.com/article/mg21628966.400-how-does-a-traffic-cop-ticket-a-driverless-car.html" text:style-name="Internet_20_link" text:visited-style-name="Visited_20_Internet_20_Link">How Does A Traffic Cop Ticket A Driverless Car</text:a>?</text:h>
      <text:list xml:id="list6197498786604141396" text:style-name="WWNum1">
        <text:list-item>
          <text:p text:style-name="P5">Explain how self-driving vehicles interact with physical infrastructure.</text:p>
        </text:list-item>
      </text:list>
      <text:p text:style-name="P4"/>
      <text:p text:style-name="P4"/>
      <text:p text:style-name="P4"/>
      <text:list xml:id="list161757355331832" text:continue-numbering="true" text:style-name="WWNum1">
        <text:list-item>
          <text:p text:style-name="P5">On what conditions are self-driving vehicles legal in certain US states?</text:p>
        </text:list-item>
      </text:list>
      <text:p text:style-name="P4"/>
      <text:p text:style-name="P6">If the person inside the car can take back control of it and if the person isn 't drunk.</text:p>
      <text:p text:style-name="P4"/>
      <text:list xml:id="list161757687950840" text:continue-numbering="true" text:style-name="WWNum1">
        <text:list-item>
          <text:p text:style-name="P5">What do you think the “driver” should be legally bound to do?</text:p>
        </text:list-item>
      </text:list>
      <text:p text:style-name="P6"/>
      <text:p text:style-name="P6">Pay attention, have hands free, not be drunk. Basically everything he should be if he was driving a normal car</text:p>
      <text:p text:style-name="P6"/>
      <text:list xml:id="list161758226973781" text:continue-numbering="true" text:style-name="WWNum1">
        <text:list-item>
          <text:p text:style-name="P5">What is your answer to the “futuristic legal questions”? (How do you ticket a robot? Who should pay? Can it drive by different rules of the road?)</text:p>
        </text:list-item>
      </text:list>
      <text:p text:style-name="P4"/>
      <text:p text:style-name="P6">How do you ticket a robot? It depends of the contract you signed with the reseller. If you agree to take the responsibility then no more question.</text:p>
      <text:p text:style-name="P6"/>
      <text:p text:style-name="P6">Who should pay? Same answer here</text:p>
      <text:p text:style-name="P6"/>
      <text:p text:style-name="P6">Can it drive by different rules? Of course not because the car will have ton interact with regular car, they can't just have different rules. The real question here is : Are the rules gonna change?</text:p>
      <text:p text:style-name="P4"/>
      <text:p text:style-name="P4"/>
      <text:list xml:id="list161757055887138" text:continue-numbering="true" text:style-name="WWNum1">
        <text:list-item>
          <text:p text:style-name="P5">Data protection: comment on the privacy notices printed on the sides of vehicles. Give other solutions to address the problem.</text:p>
        </text:list-item>
      </text:list>
      <text:p text:style-name="P4"/>
      <text:p text:style-name="P6">It's scary to think about an organization, a company or a government knowing every of your movements, it reminds 1984 Orwell. <text:span text:style-name="T2">I don't have any solutions, If I had one I would probably be famous.</text:span></text:p>
      <text:p text:style-name="P4"/>
      <text:list xml:id="list161758186581116" text:continue-numbering="true" text:style-name="WWNum1">
        <text:list-item>
          <text:p text:style-name="P5">Comment on the technical requirements for self-driving vehicles. What do you think of the “potential to save lives”?</text:p>
        </text:list-item>
      </text:list>
      <text:p text:style-name="P4"/>
      <text:p text:style-name="P13"><text:tab/>The AI is a big problem here, there are so many ethical questions about driveless car, which decision the AI should take in this situation or in this one? There <text:soft-page-break/>is a lot of work to put into before obtaining a very reliable car for everybody. The potential here is amazing, older people could drive safely, same for disabled people. Driveless cars would also prevent accident due to people falling asleep, having a heart attack or fainting etc….</text:p>
      <text:p text:style-name="P13"/>
      <text:list xml:id="list161758122643973" text:continue-numbering="true" text:style-name="WWNum1">
        <text:list-item>
          <text:p text:style-name="P5">What would it take for you to feel safe in such a car as a passenger, in another car on the same road, or as a pedestrian?</text:p>
        </text:list-item>
      </text:list>
      <text:p text:style-name="P4"/>
      <text:p text:style-name="P7">I think I ll never feel safe in those cars before every car on the road have been changed for a driveless one. Once this will be achieved, no more random or unpredictable attitude, everything will be ruled by the same IA sharing information between each machine preventing a looooooot of accident.</text:p>
      <text:h text:style-name="P3" text:outline-level="2">PART 2 Ethical issues – <text:a xlink:type="simple" xlink:href="http://www.msnbc.msn.com/id/32545640" text:style-name="Internet_20_link" text:visited-style-name="Visited_20_Internet_20_Link">Predpol</text:a></text:h>
      <text:list xml:id="list161757061377219" text:continue-numbering="true" text:style-name="WWNum1">
        <text:list-item>
          <text:p text:style-name="P5">Browse the file devoted to Predpol and take notes on all documents (articles, videos, diagrams…). Identify key information, as well as information that is specific to each document.</text:p>
        </text:list-item>
      </text:list>
      <text:p text:style-name="P4"/>
      <text:p text:style-name="P4"/>
      <text:p text:style-name="P8">Video : Predpol is a software which is predicting according to the previous crime scenes where the next ones are going to happen. The chief of police is saying it makes them smarter, the journalist said this won't cost anything to the citizen.</text:p>
      <text:p text:style-name="P8"/>
      <text:p text:style-name="P8">Articles : According to the Orange county sheriff's office, they are using predpol to predict the potential location of the next crime scenes and send patrol over there to prevent anything to happen. They don't use this software to arrest people but to prevent anything to happen.</text:p>
      <text:p text:style-name="P8"/>
      <text:p text:style-name="P8">Diagram : <text:s/>The Los Angeles Police Department’s Foothill Division saw a 20% drop in predicted crimes year over year from January 2013 to January 2014 and experienced a day without crime on February 13, 2014.</text:p>
      <text:p text:style-name="P8"/>
      <text:p text:style-name="P8"><text:s/></text:p>
      <text:list xml:id="list161756980202768" text:continue-numbering="true" text:style-name="WWNum1">
        <text:list-item>
          <text:p text:style-name="P5">What type of crime does the program target and what is it designed to do? </text:p>
        </text:list-item>
      </text:list>
      <text:p text:style-name="P4"/>
      <text:p text:style-name="P8">The software is designed to predict where and when will the next crime occur. <text:span text:style-name="T3">There are several type of crime : burglaries, car theft, predicted crime….</text:span></text:p>
      <text:p text:style-name="P4"/>
      <text:list xml:id="list161757395501531" text:continue-numbering="true" text:style-name="WWNum1">
        <text:list-item>
          <text:p text:style-name="P5"><text:s/>How does the algorithm work? </text:p>
        </text:list-item>
      </text:list>
      <text:p text:style-name="P4"/>
      <text:p text:style-name="P9"><text:soft-page-break/>The algorithm has three parameters: the type, the place and the time of crime. Thanks to those a</text:p>
      <text:p text:style-name="P9">parameters, it can make a prediction of the potential next crime</text:p>
      <text:list xml:id="list161756953662951" text:continue-numbering="true" text:style-name="WWNum1">
        <text:list-item>
          <text:p text:style-name="P5"><text:s/>What is the difference between this system and the fictional one in the movie <text:span text:style-name="T1">Minority Report</text:span>? </text:p>
        </text:list-item>
      </text:list>
      <text:p text:style-name="P4"/>
      <text:p text:style-name="P9">The main difference is that in minority report, the police arrests people before they commit any crime. Using the PredPol software is just a way to know where to send the patrols in order to dissuade people from doing anything against the law. If the software was wrong it doesnt matter because no one has been harmed.</text:p>
      <text:p text:style-name="P4"/>
      <text:list xml:id="list161757538839022" text:continue-numbering="true" text:style-name="WWNum1">
        <text:list-item>
          <text:p text:style-name="P5">What are the strengths and weaknesses of such a system? </text:p>
        </text:list-item>
      </text:list>
      <text:p text:style-name="P4"/>
      <text:p text:style-name="P9">The strenghts : Helps the police to be more efficient. </text:p>
      <text:p text:style-name="P9">Weaknesses : It's just statistic, maybe a crime will happen maybe not. Maybe the patrols are going to focus on a special area because of the software and forget to protect the others. And lastly, maybe there is a problem with the algorithm and the police is going to wast it's time.</text:p>
      <text:p text:style-name="P9"/>
      <text:list xml:id="list161758813876577" text:continue-numbering="true" text:style-name="WWNum1">
        <text:list-item>
          <text:p text:style-name="P5">Can you give other examples of technical advances that can raise legal issues?</text:p>
        </text:list-item>
      </text:list>
      <text:p text:style-name="P4"/>
      <text:p text:style-name="P9">Big Data have a huge ethical issue. Who should know everything? Who should be able to use it? Who gave their consent? Did they have the choice?<text:line-break/></text:p>
      <text:p text:style-name="P9">Example : Every time you pay with your credit card, your bank knows where you are. If you don't want this to happen, you must not own or use a credit card which not possible of course because you receive your salary on a bank account so if you want to use your money you need to whitdraw it.In this example you have no other choice than consenting to give your position to your bank (and the police if needed). Is it real consent when you have no choice?</text:p>
      <text:h text:style-name="P3" text:outline-level="2">Part 3 Writing – Arising issues</text:h>
      <text:list xml:id="list161758558879616" text:continue-numbering="true" text:style-name="WWNum1">
        <text:list-item>
          <text:p text:style-name="P5">Write a 300-word-report on all documents. Insist on new aspects and arising legal issues, as well as on the “pros and cons” (opportunities for genuine <text:bookmark-end text:name="_GoBack"/>improvement vs potential risks and dilemmas)</text:p>
        </text:list-item>
      </text:list>
      <text:p text:style-name="P4"/>
      <text:p text:style-name="P4"/>
      <text:p text:style-name="P4"/>
      <text:p text:style-name="P10"><text:soft-page-break/>Subject : Driverless car</text:p>
      <text:p text:style-name="P10"/>
      <text:p text:style-name="P11">The driverless car's concept is a complete revolution, it has been dreamed in many movies and books and is now almost ready to become true. There are already prototypes which are driving everyday in some countries like USA but it is still being improved. In few years you will probably be able to read a book while being on the road for Christmas dinner. The technology is almost ready but the biggest problem is still on debate : How could this car be legal?<text:line-break/><text:line-break/>To start, let's discuss how this invention could make our life easier. We all have this grandma who's driving like World War 2 was still going on, driverless cars could bring her home for dinner safely and she could complain about congestion all night long while you would be trying to enjoy your meal! Those cars could also help disabled people to more independent, they could prevent several accidents like when people fall asleep, send texts, drive too fast, faint, look at their gps <text:s/>or any accident due to Human problems.</text:p>
      <text:p text:style-name="P12"/>
      <text:p text:style-name="P12">Of course nothing is all white or black, the cars could have a bug in the algorithm and kill you and your whole family… Also there is an ethical issue, if the car has to choose between saving you or four pedestrian what will be the good or bad decision? Are you ready to be in car which would kill you in some specific situations? But once those questions will be solved this technology will improve so many life and save so much more, the real question is are we ready for it?</text:p>
      <text:p text:style-name="P11"/>
      <text:p text:style-name="P10">Since this topic has been on the table, a debate emerged about it: Are driverless cars legal? <text:span text:style-name="T4">Who would be responsible if something wrong happen? What should the driver do/not do in which case? Should the driver pay attention to the road or can he sleeps? So many questions the justice mut take a look at to clarify the situation. For now those cars wouldn't be legal in France, the law must adapt to this new er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ja" style:country-asian="JP"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en" fo:country="US" style:letter-kerning="true" style:font-name-asian="ＭＳ 明朝" style:font-size-asian="10pt" style:language-asian="ja" style:country-asian="JP"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style:style>
    <style:style style:name="Default_20_Paragraph_20_Font" style:display-name="Default Paragraph Font" style:family="text"/>
    <style:style style:name="Titre_20_2_20_Car" style:display-name="Titre 2 C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re_20_1_20_Car" style:display-name="Titre 1 C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style:font-name="Arial" fo:font-family="Arial" style:font-family-generic="roman" style:font-pitch="variable"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29cm" fo:margin-bottom="2.499cm" fo:margin-left="2.499cm" fo:margin-right="2.499cm" style:writing-mode="lr-tb" style:layout-grid-color="#c0c0c0" style:layout-grid-lines="2577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x</meta:initial-creator>
    <meta:editing-cycles>32</meta:editing-cycles>
    <meta:creation-date>2013-01-07T16:54:00</meta:creation-date>
    <dc:date>2016-09-29T16:17:56.550000000</dc:date>
    <meta:editing-duration>PT1H42M52S</meta:editing-duration>
    <meta:generator>LibreOffice/5.0.6.3$Windows_x86 LibreOffice_project/490fc03b25318460cfc54456516ea2519c11d1aa</meta:generator>
    <meta:document-statistic meta:table-count="0" meta:image-count="0" meta:object-count="0" meta:page-count="4" meta:paragraph-count="42" meta:word-count="1324" meta:character-count="7352" meta:non-whitespace-character-count="60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